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ans-serif"/>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color="#000000" style:font-name="arial" fo:language="fr" fo:country="FR"/>
    </style:style>
    <style:style style:name="P3" style:family="paragraph" style:parent-style-name="Text_20_body">
      <style:paragraph-properties fo:margin-top="0in" fo:margin-bottom="0.0799in" loext:contextual-spacing="false" fo:text-align="justify" style:justify-single-word="false"/>
      <style:text-properties fo:color="#000000" style:font-name="arial" fo:font-size="12pt" fo:language="fr" fo:country="FR" officeooo:rsid="000fb9d3" officeooo:paragraph-rsid="00106cd4"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fo:color="#000000" style:font-name="arial" fo:language="fr" fo:country="FR"/>
    </style:style>
    <style:style style:name="P5" style:family="paragraph" style:parent-style-name="Text_20_body">
      <style:paragraph-properties fo:margin-top="0in" fo:margin-bottom="0in" loext:contextual-spacing="false" fo:line-height="100%" fo:text-align="justify" style:justify-single-word="false"/>
      <style:text-properties fo:color="#000000" style:font-name="arial" fo:language="fr" fo:country="FR" officeooo:paragraph-rsid="00106cd4"/>
    </style:style>
    <style:style style:name="P6" style:family="paragraph" style:parent-style-name="Heading_20_1">
      <style:paragraph-properties fo:margin-top="0in" fo:margin-bottom="0.0799in" loext:contextual-spacing="false"/>
      <style:text-properties style:font-name="Liberation Sans1" fo:font-size="18pt" fo:language="fr" fo:country="FR"/>
    </style:style>
    <style:style style:name="P7" style:family="paragraph" style:parent-style-name="Heading_20_1">
      <style:paragraph-properties fo:margin-top="0in" fo:margin-bottom="0.0799in" loext:contextual-spacing="false"/>
      <style:text-properties fo:color="#000000" style:font-name="Liberation Sans1" fo:font-size="18pt" fo:language="fr" fo:country="FR"/>
    </style:style>
    <style:style style:name="T1" style:family="text">
      <style:text-properties fo:color="#000000"/>
    </style:style>
    <style:style style:name="T2" style:family="text">
      <style:text-properties officeooo:rsid="001036cc"/>
    </style:style>
    <style:style style:name="T3" style:family="text">
      <style:text-properties officeooo:rsid="00106c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6" text:outline-level="1">Bout de code : <text:span text:style-name="T1">moins fier</text:span></text:h>
      <text:p text:style-name="P5">J’aime moins ce bout de code car il n’est pas <text:span text:style-name="T3">très « </text:span>propre ». </text:p>
      <text:p text:style-name="P5">Les fonctions ne sont pas optimisées ni regroupées : Il y a 2 requêtes pour récupérer les éléments <text:span text:style-name="T3">qui sont similaire, ce qui double le code.</text:span></text:p>
      <text:p text:style-name="P5"><text:span text:style-name="T3">J’ai depuis pu reprendre ce morceau là afin de le reduire et l’optimisé.</text:span></text:p>
      <text:p text:style-name="P4"/>
      <text:h text:style-name="P7" text:outline-level="1">Bout de code : fier</text:h>
      <text:p text:style-name="P3">C’est un bout de code qui permets de t<text:span text:style-name="T3">é</text:span>lecharger des fichiers sur <text:span text:style-name="T3">le</text:span> serveur <text:span text:style-name="T3">de mon application et lister les fichiers téléchargés</text:span>. J’en suis fière car il m’a demandé beaucoup de travail <text:span text:style-name="T3">de reflexions </text:span>et aujourd’hui, il fonctionne. </text:p>
      <text:p text:style-name="P3"><text:span text:style-name="T3">Aujourd’hui, on est entouré par les technologies cloud, donc ce bout de code est dépassé mais j’y suis arrivé et ca me rend suis fière. Même si finalement, je n’utilise plus que S3 aujourd’hui, j’ai su le faire et je comprend maintenant le processus d’upload plus en détail.</text:span></text:p>
      <text:p text:style-name="P2"/>
      <text:p text:style-name="P2"/>
      <text:p text:style-name="P2">J'espère que cela sera suffisamment complet <text:span text:style-name="T2">dans le temps impar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ans-serif"/>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21:31:16.324357581</meta:creation-date>
    <dc:date>2019-06-20T17:21:04.862916988</dc:date>
    <meta:editing-duration>PT15M59S</meta:editing-duration>
    <meta:editing-cycles>4</meta:editing-cycles>
    <meta:generator>LibreOffice/6.0.7.3$Linux_X86_64 LibreOffice_project/00m0$Build-3</meta:generator>
    <meta:document-statistic meta:table-count="0" meta:image-count="0" meta:object-count="0" meta:page-count="1" meta:paragraph-count="8" meta:word-count="160" meta:character-count="891" meta:non-whitespace-character-count="737"/>
  </office:meta>
</office:document-meta>
</file>